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3.157cm"/>
    </style:style>
    <style:style style:name="co2" style:family="table-column">
      <style:table-column-properties fo:break-before="auto" style:column-width="3.378cm"/>
    </style:style>
    <style:style style:name="co3" style:family="table-column">
      <style:table-column-properties fo:break-before="auto" style:column-width="2.549cm"/>
    </style:style>
    <style:style style:name="co4" style:family="table-column">
      <style:table-column-properties fo:break-before="auto" style:column-width="3.489cm"/>
    </style:style>
    <style:style style:name="co5" style:family="table-column">
      <style:table-column-properties fo:break-before="auto" style:column-width="3.074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</office:automatic-styles>
  <office:body>
    <office:spreadsheet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temporal_iteration</text:p>
          </table:table-cell>
          <table:table-cell office:value-type="string" calcext:value-type="string">
            <text:p>number_of_vertices</text:p>
          </table:table-cell>
          <table:table-cell office:value-type="string" calcext:value-type="string">
            <text:p>rho_max</text:p>
          </table:table-cell>
          <table:table-cell office:value-type="string" calcext:value-type="string">
            <text:p>upsilon_min</text:p>
          </table:table-cell>
          <table:table-cell office:value-type="string" calcext:value-type="string">
            <text:p>%_rho_&gt;_rho_alpha</text:p>
          </table:table-cell>
          <table:table-cell office:value-type="string" calcext:value-type="string">
            <text:p>%_upsilon_&lt;_eta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5788" calcext:value-type="float">
            <text:p>15788</text:p>
          </table:table-cell>
          <table:table-cell office:value-type="float" office:value="1.183338761" calcext:value-type="float">
            <text:p>1,183338761</text:p>
          </table:table-cell>
          <table:table-cell office:value-type="float" office:value="0.5567222834" calcext:value-type="float">
            <text:p>0,5567222834</text:p>
          </table:table-cell>
          <table:table-cell office:value-type="float" office:value="0.003208696144" calcext:value-type="float">
            <text:p>0,0032086961</text:p>
          </table:table-cell>
          <table:table-cell office:value-type="float" office:value="0.0001637089881" calcext:value-type="float">
            <text:p>0,000163709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5948" calcext:value-type="float">
            <text:p>15948</text:p>
          </table:table-cell>
          <table:table-cell office:value-type="float" office:value="1.200653434" calcext:value-type="float">
            <text:p>1,200653434</text:p>
          </table:table-cell>
          <table:table-cell office:value-type="float" office:value="0.5873870254" calcext:value-type="float">
            <text:p>0,5873870254</text:p>
          </table:table-cell>
          <table:table-cell office:value-type="float" office:value="0.001425840077" calcext:value-type="float">
            <text:p>0,0014258401</text:p>
          </table:table-cell>
          <table:table-cell table:style-name="ce1" office:value-type="float" office:value="0.0000324054563" calcext:value-type="float">
            <text:p>3,24E-005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6031" calcext:value-type="float">
            <text:p>16031</text:p>
          </table:table-cell>
          <table:table-cell office:value-type="float" office:value="1.582674503" calcext:value-type="float">
            <text:p>1,582674503</text:p>
          </table:table-cell>
          <table:table-cell office:value-type="float" office:value="0.5177586079" calcext:value-type="float">
            <text:p>0,5177586079</text:p>
          </table:table-cell>
          <table:table-cell office:value-type="float" office:value="0.002321083099" calcext:value-type="float">
            <text:p>0,0023210831</text:p>
          </table:table-cell>
          <table:table-cell office:value-type="float" office:value="0.000128949061" calcext:value-type="float">
            <text:p>0,0001289491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6232" calcext:value-type="float">
            <text:p>16232</text:p>
          </table:table-cell>
          <table:table-cell office:value-type="float" office:value="1.113220334" calcext:value-type="float">
            <text:p>1,113220334</text:p>
          </table:table-cell>
          <table:table-cell office:value-type="float" office:value="0.572447896" calcext:value-type="float">
            <text:p>0,572447896</text:p>
          </table:table-cell>
          <table:table-cell office:value-type="float" office:value="0.0007957475027" calcext:value-type="float">
            <text:p>0,0007957475</text:p>
          </table:table-cell>
          <table:table-cell table:style-name="ce1" office:value-type="float" office:value="0.00003182990258" calcext:value-type="float">
            <text:p>3,18E-00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6310" calcext:value-type="float">
            <text:p>16310</text:p>
          </table:table-cell>
          <table:table-cell office:value-type="float" office:value="1.184552908" calcext:value-type="float">
            <text:p>1,184552908</text:p>
          </table:table-cell>
          <table:table-cell office:value-type="float" office:value="0.5525395274" calcext:value-type="float">
            <text:p>0,5525395274</text:p>
          </table:table-cell>
          <table:table-cell office:value-type="float" office:value="0.0006968420348" calcext:value-type="float">
            <text:p>0,000696842</text:p>
          </table:table-cell>
          <table:table-cell table:style-name="ce1" office:value-type="float" office:value="0.00003167463728" calcext:value-type="float">
            <text:p>3,17E-005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6377" calcext:value-type="float">
            <text:p>16377</text:p>
          </table:table-cell>
          <table:table-cell office:value-type="float" office:value="1.168820977" calcext:value-type="float">
            <text:p>1,168820977</text:p>
          </table:table-cell>
          <table:table-cell office:value-type="float" office:value="0.5679888129" calcext:value-type="float">
            <text:p>0,5679888129</text:p>
          </table:table-cell>
          <table:table-cell office:value-type="float" office:value="0.001356252935" calcext:value-type="float">
            <text:p>0,0013562529</text:p>
          </table:table-cell>
          <table:table-cell table:style-name="ce1" office:value-type="float" office:value="0.00009462230082" calcext:value-type="float">
            <text:p>9,46E-005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6512" calcext:value-type="float">
            <text:p>16512</text:p>
          </table:table-cell>
          <table:table-cell office:value-type="float" office:value="1.172818422" calcext:value-type="float">
            <text:p>1,172818422</text:p>
          </table:table-cell>
          <table:table-cell office:value-type="float" office:value="0.5960140228" calcext:value-type="float">
            <text:p>0,5960140228</text:p>
          </table:table-cell>
          <table:table-cell office:value-type="float" office:value="0.001251407783" calcext:value-type="float">
            <text:p>0,0012514078</text:p>
          </table:table-cell>
          <table:table-cell table:style-name="ce1" office:value-type="float" office:value="0.00003128519529" calcext:value-type="float">
            <text:p>3,13E-005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6616" calcext:value-type="float">
            <text:p>16616</text:p>
          </table:table-cell>
          <table:table-cell office:value-type="float" office:value="1.340042949" calcext:value-type="float">
            <text:p>1,340042949</text:p>
          </table:table-cell>
          <table:table-cell office:value-type="float" office:value="0.534594655" calcext:value-type="float">
            <text:p>0,534594655</text:p>
          </table:table-cell>
          <table:table-cell office:value-type="float" office:value="0.001865323633" calcext:value-type="float">
            <text:p>0,0018653236</text:p>
          </table:table-cell>
          <table:table-cell office:value-type="float" office:value="0.0001865323575" calcext:value-type="float">
            <text:p>0,0001865324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6809" calcext:value-type="float">
            <text:p>16809</text:p>
          </table:table-cell>
          <table:table-cell office:value-type="float" office:value="1.117209792" calcext:value-type="float">
            <text:p>1,117209792</text:p>
          </table:table-cell>
          <table:table-cell office:value-type="float" office:value="0.5988476276" calcext:value-type="float">
            <text:p>0,5988476276</text:p>
          </table:table-cell>
          <table:table-cell office:value-type="float" office:value="0.001413557911" calcext:value-type="float">
            <text:p>0,0014135579</text:p>
          </table:table-cell>
          <table:table-cell table:style-name="ce1" office:value-type="float" office:value="0.00003072951949" calcext:value-type="float">
            <text:p>3,07E-005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6981" calcext:value-type="float">
            <text:p>16981</text:p>
          </table:table-cell>
          <table:table-cell office:value-type="float" office:value="1.268689275" calcext:value-type="float">
            <text:p>1,268689275</text:p>
          </table:table-cell>
          <table:table-cell office:value-type="float" office:value="0.5793765187" calcext:value-type="float">
            <text:p>0,5793765187</text:p>
          </table:table-cell>
          <table:table-cell office:value-type="float" office:value="0.001277644304" calcext:value-type="float">
            <text:p>0,0012776443</text:p>
          </table:table-cell>
          <table:table-cell table:style-name="ce1" office:value-type="float" office:value="0.00006084020424" calcext:value-type="float">
            <text:p>6,08E-005</text:p>
          </table:table-cell>
        </table:table-row>
        <table:table-row table:style-name="ro2">
          <table:table-cell table:number-columns-repeated="2"/>
          <table:table-cell table:formula="of:=AVERAGE([.C2:.C11])" office:value-type="float" office:value="1.2332021355" calcext:value-type="float">
            <text:p>1,2332021355</text:p>
          </table:table-cell>
          <table:table-cell table:formula="of:=AVERAGE([.D2:.D11])" office:value-type="float" office:value="0.56636769771" calcext:value-type="float">
            <text:p>0,5663676977</text:p>
          </table:table-cell>
          <table:table-cell table:formula="of:=AVERAGE([.E2:.E11])" office:value-type="float" office:value="0.00156123954235" calcext:value-type="float">
            <text:p>0,0015612395</text:p>
          </table:table-cell>
          <table:table-cell table:formula="of:=AVERAGE([.F2:.F11])" office:value-type="float" office:value="0.00007925776226" calcext:value-type="float">
            <text:p>7,925776226E-005</text:p>
          </table:table-cell>
        </table:table-row>
        <table:table-row table:style-name="ro2" table:number-rows-repeated="1048563">
          <table:table-cell table:number-columns-repeated="6"/>
        </table:table-row>
        <table:table-row table:style-name="ro2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31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1-31T20:34:05.595520239</dc:date>
    <meta:generator>LibreOffice/4.1.4.2$Linux_X86_64 LibreOffice_project/410m0$Build-2</meta:generator>
    <meta:editing-duration>P0D</meta:editing-duration>
    <meta:editing-cycles>1</meta:editing-cycles>
    <meta:document-statistic meta:table-count="1" meta:cell-count="70" meta:object-count="0"/>
  </office:meta>
</office:document-meta>
</file>